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C4CAA85E30.jpg" manifest:media-type=""/>
  <manifest:file-entry manifest:full-path="Pictures/10000000000000200000002000309F1C.png" manifest:media-type=""/>
  <manifest:file-entry manifest:full-path="Pictures/100000000000023F00000133C473279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8.002cm" fo:break-before="page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18.002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8.002cm" fo:break-before="page" table:align="margins" style:writing-mode="lr-tb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18.002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18.002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8.002cm" fo:break-before="page" table:align="margins" style:writing-mode="lr-tb"/>
    </style:style>
    <style:style style:name="Tableau9.A" style:family="table-column">
      <style:table-column-properties style:column-width="18.002cm" style:rel-column-width="65535*"/>
    </style:style>
    <style:style style:name="Tableau9.A1" style:family="table-cell">
      <style:table-cell-properties fo:padding="0.097cm" fo:border="0.05pt solid #000000"/>
    </style:style>
    <style:style style:name="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a5172" officeooo:paragraph-rsid="001a5172" style:font-weight-asian="bold" style:font-weight-complex="bold"/>
    </style:style>
    <style:style style:name="P5" style:family="paragraph" style:parent-style-name="Standard">
      <style:text-properties fo:font-weight="bold" officeooo:rsid="001b809d" officeooo:paragraph-rsid="001b809d" style:font-weight-asian="bold" style:font-weight-complex="bold"/>
    </style:style>
    <style:style style:name="P6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7" style:family="paragraph" style:parent-style-name="Standard">
      <style:text-properties officeooo:paragraph-rsid="0017069b"/>
    </style:style>
    <style:style style:name="P8" style:family="paragraph" style:parent-style-name="Standard">
      <style:text-properties officeooo:paragraph-rsid="001a0549"/>
    </style:style>
    <style:style style:name="P9" style:family="paragraph" style:parent-style-name="Standard">
      <style:text-properties officeooo:rsid="001a0549" officeooo:paragraph-rsid="001b809d"/>
    </style:style>
    <style:style style:name="P10" style:family="paragraph" style:parent-style-name="Standard">
      <style:paragraph-properties>
        <style:tab-stops/>
      </style:paragraph-properties>
      <style:text-properties officeooo:paragraph-rsid="001a5172"/>
    </style:style>
    <style:style style:name="P11" style:family="paragraph" style:parent-style-name="Standard">
      <style:text-properties officeooo:paragraph-rsid="001a5172"/>
    </style:style>
    <style:style style:name="P12" style:family="paragraph" style:parent-style-name="Standard">
      <style:text-properties officeooo:rsid="001b809d" officeooo:paragraph-rsid="001b809d"/>
    </style:style>
    <style:style style:name="P13" style:family="paragraph" style:parent-style-name="Standard">
      <style:text-properties officeooo:paragraph-rsid="001b809d"/>
    </style:style>
    <style:style style:name="P14" style:family="paragraph" style:parent-style-name="Standard">
      <style:text-properties style:text-underline-style="solid" style:text-underline-width="auto" style:text-underline-color="font-color" officeooo:rsid="001b809d" officeooo:paragraph-rsid="001b809d"/>
    </style:style>
    <style:style style:name="P15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P16" style:family="paragraph" style:parent-style-name="Header">
      <style:text-properties fo:font-style="normal" style:font-style-asian="normal" style:font-style-complex="normal"/>
    </style:style>
    <style:style style:name="P17" style:family="paragraph" style:parent-style-name="Standard">
      <style:paragraph-properties fo:background-color="transparent" style:shadow="none">
        <style:background-image/>
      </style:paragraph-properties>
    </style:style>
    <style:style style:name="P18" style:family="paragraph" style:parent-style-name="Standard">
      <style:paragraph-properties fo:background-color="transparent" style:shadow="none">
        <style:background-image/>
      </style:paragraph-properties>
      <style:text-properties fo:color="#000000" fo:font-weight="bold" style:font-weight-asian="bold" style:font-weight-complex="bold"/>
    </style:style>
    <style:style style:name="P19" style:family="paragraph" style:parent-style-name="Standard">
      <style:paragraph-properties fo:background-color="transparent" style:shadow="none">
        <style:background-image/>
      </style:paragraph-properties>
      <style:text-properties officeooo:paragraph-rsid="0017069b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Standard">
      <style:text-properties fo:color="#000000" fo:font-weight="bold" officeooo:rsid="001a0549" officeooo:paragraph-rsid="001a0549" style:font-weight-asian="bold" style:font-weight-complex="bold"/>
    </style:style>
    <style:style style:name="P22" style:family="paragraph" style:parent-style-name="Standard">
      <style:text-properties fo:color="#000000" fo:font-weight="bold" officeooo:rsid="001a0549" officeooo:paragraph-rsid="001b809d" style:font-weight-asian="bold" style:font-weight-complex="bold"/>
    </style:style>
    <style:style style:name="P23" style:family="paragraph" style:parent-style-name="Standard">
      <style:text-properties fo:color="#000000" fo:font-weight="bold" officeooo:rsid="001a0549" officeooo:paragraph-rsid="001a5172" style:font-weight-asian="bold" style:font-weight-complex="bold"/>
    </style:style>
    <style:style style:name="P24" style:family="paragraph" style:parent-style-name="Standard">
      <style:text-properties fo:color="#000000" fo:font-weight="bold" officeooo:rsid="001b809d" officeooo:paragraph-rsid="001b809d" style:font-weight-asian="bold" style:font-weight-complex="bold"/>
    </style:style>
    <style:style style:name="P25" style:family="paragraph" style:parent-style-name="Standard">
      <style:text-properties officeooo:rsid="002147a8" officeooo:paragraph-rsid="002147a8"/>
    </style:style>
    <style:style style:name="P26" style:family="paragraph" style:parent-style-name="Standard" style:list-style-name="L11">
      <style:text-properties officeooo:rsid="002147a8" officeooo:paragraph-rsid="002147a8"/>
    </style:style>
    <style:style style:name="P27" style:family="paragraph" style:parent-style-name="Standard" style:list-style-name="L11">
      <style:text-properties officeooo:paragraph-rsid="002147a8"/>
    </style:style>
    <style:style style:name="P28" style:family="paragraph" style:parent-style-name="Standard">
      <style:text-properties officeooo:rsid="0021abd9" officeooo:paragraph-rsid="0021abd9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 style:list-style-name="L12">
      <style:text-properties fo:font-weight="normal" officeooo:rsid="0021abd9" officeooo:paragraph-rsid="0021abd9" style:font-weight-asian="normal" style:font-weight-complex="normal"/>
    </style:style>
    <style:style style:name="P31" style:family="paragraph" style:parent-style-name="Heading_20_1" style:master-page-name="First_20_Page">
      <style:paragraph-properties fo:text-align="center" style:justify-single-word="false" style:page-number="auto"/>
    </style:style>
    <style:style style:name="P32" style:family="paragraph">
      <style:paragraph-properties style:text-autospace="none"/>
      <style:text-properties style:font-name="Verdana" fo:font-size="7pt" style:font-size-asian="7pt" style:font-size-complex="7pt"/>
    </style:style>
    <style:style style:name="P33" style:family="paragraph">
      <style:paragraph-properties style:text-autospace="none"/>
    </style:style>
    <style:style style:name="T1" style:family="text">
      <style:text-properties style:font-name="Verdana" fo:font-size="10pt" fo:font-weight="bold" style:font-size-asian="10pt" style:font-weight-asian="bold" style:font-size-complex="10pt"/>
    </style:style>
    <style:style style:name="T2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3" style:family="text">
      <style:text-properties style:font-name="Wingdings" fo:font-size="9pt" style:font-size-asian="9pt" style:font-size-complex="9pt"/>
    </style:style>
    <style:style style:name="T4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T5" style:family="text">
      <style:text-properties style:font-name="Wingdings"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8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5172" style:font-weight-asian="bold" style:font-weight-complex="bold"/>
    </style:style>
    <style:style style:name="T11" style:family="text">
      <style:text-properties fo:font-weight="bold" officeooo:rsid="002147a8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bold" officeooo:rsid="0019b98b" style:font-weight-asian="bold" style:font-weight-complex="bold"/>
    </style:style>
    <style:style style:name="T18" style:family="text">
      <style:text-properties fo:color="#000000" fo:font-weight="bold" officeooo:rsid="001a0549" style:font-weight-asian="bold" style:font-weight-complex="bold"/>
    </style:style>
    <style:style style:name="T19" style:family="text">
      <style:text-properties fo:color="#000000" fo:font-weight="bold" officeooo:rsid="001b809d" style:font-weight-asian="bold" style:font-weight-complex="bold"/>
    </style:style>
    <style:style style:name="T20" style:family="text">
      <style:text-properties fo:color="#000000" fo:font-weight="bold" officeooo:rsid="001bf435" style:font-weight-asian="bold" style:font-weight-complex="bold"/>
    </style:style>
    <style:style style:name="T21" style:family="text">
      <style:text-properties fo:color="#000000" fo:font-weight="bold" officeooo:rsid="002147a8" style:font-weight-asian="bold" style:font-weight-complex="bold"/>
    </style:style>
    <style:style style:name="T2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000000" fo:font-style="normal" style:font-style-asian="normal" style:font-style-complex="normal"/>
    </style:style>
    <style:style style:name="T2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000000" style:text-underline-style="none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background-color="transparent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Verdana2" fo:font-size="9pt" style:font-size-asian="9pt" style:font-size-complex="9pt"/>
    </style:style>
    <style:style style:name="T30" style:family="text">
      <style:text-properties officeooo:rsid="00199d1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2147a8"/>
    </style:style>
    <style:style style:name="T33" style:family="text">
      <style:text-properties fo:color="#800000"/>
    </style:style>
    <style:style style:name="T34" style:family="text">
      <style:text-properties fo:color="#800000" fo:font-weight="bold" officeooo:rsid="002147a8" style:font-weight-asian="bold" style:font-weight-complex="bold"/>
    </style:style>
    <style:style style:name="T35" style:family="text">
      <style:text-properties style:font-name="Verdana" fo:font-size="7pt" style:font-size-asian="7pt" style:font-size-complex="7pt"/>
    </style:style>
    <style:style style:name="fr1" style:family="graphic" style:parent-style-name="Frame">
      <style:graphic-properties fo:margin-left="0.318cm" fo:margin-right="0.318cm" fo:margin-top="0cm" fo:margin-bottom="0cm" style:wrap="none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bottom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top" style:vertical-rel="page" style:horizontal-pos="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20"><text:span text:style-name="T30">F</text:span>iche Projet CNL 2015</text:p>
      <text:p text:style-name="Standard"/>
      <text:p text:style-name="Standard"/>
      <text:h text:style-name="Heading_20_2" text:outline-level="2">IDENTIFICATION DU PROJET</text:h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/>
            <text:p text:style-name="P17">Titre du projet : <text:span text:style-name="T17">Pharo Lvl one</text:span><text:tab/></text:p>
            <text:p text:style-name="P17"/>
            <text:p text:style-name="P19">Nouveau Projet : <text:span text:style-name="T9">oui </text:span></text:p>
            <text:p text:style-name="P17"/>
            <text:p text:style-name="P19">Type de Projet : <text:span text:style-name="T13">Thème </text:span><text:span text:style-name="T16"><text:s text:c="2"/>C : </text:span><text:span text:style-name="T17">Mooc</text:span></text:p>
            <text:p text:style-name="P18"><text:tab/></text:p>
          </table:table-cell>
        </table:table-row>
      </table:table>
      <text:p text:style-name="P17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Prénom et nom du porteur de projet : <text:span text:style-name="T17">DUCASSE Stéphane</text:span></text:p>
            <text:p text:style-name="Standard"/>
            <text:p text:style-name="Standard">Fonction :<text:span text:style-name="T16"> </text:span><text:span text:style-name="T17">Directeur de recherche de l'équipe R-MOD</text:span></text:p>
            <text:p text:style-name="Standard"/>
            <text:p text:style-name="P8">Adresse complète : <text:span text:style-name="T18">INRIA - S. Ducasse, 40, avenue Halley, </text:span></text:p>
            <text:p text:style-name="P21"><text:s text:c="29"/>Parc Scientifique de la Haute Borne, </text:p>
            <text:p text:style-name="P22"><text:s text:c="29"/>Bat.A, Park Plaza</text:p>
            <text:p text:style-name="P9"><text:span text:style-name="T19"><text:s text:c="29"/>59650 Villeneuve d'Ascq </text:span><text:span text:style-name="T16"><text:s/></text:span></text:p>
            <text:p text:style-name="P21"><text:s text:c="29"/>France </text:p>
            <text:p text:style-name="Standard"/>
            <text:p text:style-name="P10">Mél : <text:span text:style-name="T10">stephane.ducasse@inria.fr</text:span><text:span text:style-name="T16"> <text:s/></text:span>Tel : <text:span text:style-name="T10">33 (0)3 20 43 42 56</text:span><text:span text:style-name="T16"><text:tab/><text:tab/><text:tab/><text:tab/>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Standard">Coordonnées des personnes impliquées dans le projet :</text:p>
            <text:p text:style-name="Standard"/>
            <text:p text:style-name="P4"><text:span text:style-name="T31">Damien Cassou</text:span> : Professeur associé</text:p>
            <text:p text:style-name="P11"><text:span text:style-name="T18"><text:s text:c="3"/>INRIA – </text:span><text:span text:style-name="T19">D.Cassou</text:span><text:span text:style-name="T18">, 40, avenue Halley, </text:span></text:p>
            <text:p text:style-name="P23"><text:s text:c="3"/>Parc Scientifique de la Haute Borne, </text:p>
            <text:p text:style-name="P23"><text:s text:c="3"/>Bat.A, Park Plaza </text:p>
            <text:p text:style-name="P9"><text:span text:style-name="T16"><text:s text:c="2"/></text:span><text:span text:style-name="T19"><text:s/>59650 Villeneuve d'Ascq </text:span></text:p>
            <text:p text:style-name="P23"><text:s text:c="3"/>France </text:p>
            <text:p text:style-name="P12"><text:a xlink:type="simple" xlink:href="mailto:damien.cassou@inria.fr"><text:span text:style-name="T16">damien.cassou@inria.fr</text:span></text:a></text:p>
            <text:p text:style-name="P24">33 (0) 3 59 35 87 49</text:p>
            <text:p text:style-name="P23"/>
            <text:p text:style-name="P14"><text:span text:style-name="T16">Luc Fabresse : </text:span><text:span text:style-name="T25">Enseignant-Chercheur en Informatique</text:span></text:p>
            <text:p text:style-name="P24"><text:s text:c="3"/>Ecole des Mines de Douai </text:p>
            <text:p text:style-name="P24"><text:s text:c="3"/>Dépt. I.A.</text:p>
            <text:p text:style-name="P24"><text:s text:c="3"/>941 rue Charles Bourseul – C.S. 10838</text:p>
            <text:p text:style-name="P24"><text:s text:c="3"/>59508 Douai Cedex</text:p>
            <text:p text:style-name="P24"><text:s text:c="3"/>France</text:p>
            <text:p text:style-name="P24">luc.fabresse@mines-douai.fr</text:p>
            <text:p text:style-name="P24">33 (0) 327 712 358</text:p>
            <text:p text:style-name="P24"/>
            <text:p text:style-name="P12"><text:span text:style-name="T24">Sébastien Besse</text:span><text:span text:style-name="T16"> : Stagiaire</text:span></text:p>
            <text:p text:style-name="P13"><text:span text:style-name="T18"><text:s text:c="3"/>INRIA – </text:span><text:span text:style-name="T19">D.Cassou</text:span><text:span text:style-name="T18">, 40, avenue Halley, </text:span></text:p>
            <text:p text:style-name="P22"><text:s text:c="3"/>Parc Scientifique de la Haute Borne, </text:p>
            <text:p text:style-name="P22"><text:s text:c="3"/>Bat.A, Park Plaza </text:p>
            <text:p text:style-name="P9"><text:span text:style-name="T16"><text:s text:c="2"/></text:span><text:span text:style-name="T19"><text:s/>59650 Villeneuve d'Ascq </text:span></text:p>
            <text:p text:style-name="P22"><text:s text:c="3"/>France </text:p>
            <text:p text:style-name="P12"><text:a xlink:type="simple" xlink:href="mailto:stien.besse@gmail.com"><text:span text:style-name="T16">stien.besse@gmail.com</text:span></text:a></text:p>
            <text:p text:style-name="P24">33 (0) 6 59 20 53 22</text:p>
            <text:p text:style-name="P13"/>
            <text:p text:style-name="Standard">Equipe technique pour la réalisation du projet :</text:p>
            <text:p text:style-name="Standard"/>
            <text:p text:style-name="P5">Stéphane Ducasse</text:p>
            <text:p text:style-name="P5">Damien Cassou</text:p>
            <text:p text:style-name="P5">Luc Fabresse</text:p>
            <text:p text:style-name="P5">Sébastien Besse</text:p>
            <text:p text:style-name="P3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h text:style-name="Heading_20_2" text:outline-level="2">Publics Visés</text:h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Standard">Formation concernée :<text:tab/><text:span text:style-name="T16">..........................................................................................</text:span></text:p>
            <text:p text:style-name="Standard"/>
            <text:p text:style-name="Standard">UE concernée (thèmes A et B) : <text:span text:style-name="T20">Nous sommes sur la thème C</text:span><text:tab/></text:p>
            <text:p text:style-name="Standard"/>
            <text:p text:style-name="Standard">Nombre potentiel d'enseignants utilisateurs concernés : <text:span text:style-name="T33"><text:tab/></text:span><text:span text:style-name="T34">bonne question</text:span></text:p>
            <text:p text:style-name="Standard"/>
            <text:p text:style-name="Standard">Nombre d'étudiants concernés : <text:s/><text:span text:style-name="T11">Nous l'estimons à un millier annuellement.</text:span></text:p>
            <text:p text:style-name="Standard"><text:span text:style-name="T16"/></text:p>
            <text:p text:style-name="Standard">Autre public : <text:span text:style-name="T21">Tout usager du langage Pharo</text:span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Standard"><text:span text:style-name="T12">Avez vous l'intention de présenter ce projet en totalité ou partiellement en réponse à l'appel à projet d'une Université Numérique Thématiq</text:span>ue (UNT) ou autres dispositifs nationaux ?</text:p>
            <text:p text:style-name="Standard"/>
            <text:p text:style-name="P7"><text:tab/><text:tab/><text:span text:style-name="T5"></text:span> UNIT <text:s/>(sciences de l'ingénieur)</text:p>
            <text:p text:style-name="P7"><text:tab/><text:tab/><text:span text:style-name="T5"></text:span> UNISCIEL (sciences fondamentales)</text:p>
            <text:p text:style-name="P7"><text:tab/><text:tab/><text:span text:style-name="T5"></text:span> UVED (sciences de l'environnement durable)</text:p>
            <text:p text:style-name="P7"><text:tab/><text:tab/><text:span text:style-name="T5"></text:span> Demain l'Université</text:p>
            <text:p text:style-name="P7"><text:tab/><text:tab/><text:span text:style-name="T5"></text:span> Autre : <text:span text:style-name="T16">......................................................</text:span></text:p>
            <text:p text:style-name="Standard"/>
          </table:table-cell>
        </table:table-row>
      </table:table>
      <text:p text:style-name="Standard"/>
      <text:h text:style-name="Heading_20_2" text:outline-level="2">PROJET PEDAGOGIQUE</text:h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span text:style-name="T9">Contexte actuel </text:span><text:span text:style-name="T26">(cours existant ou non, volume, acteurs,…)</text:span><text:span text:style-name="T28"> :</text:span></text:p>
            <text:p text:style-name="P25"/>
            <text:p text:style-name="P25">Nous disposons actuellement</text:p>
            <text:list xml:id="list7997190970961165571" text:style-name="L11">
              <text:list-item>
                <text:p text:style-name="P27"><text:span text:style-name="T32">de l'ouvrage « pharo by exemple »</text:span></text:p>
              </text:list-item>
              <text:list-item>
                <text:p text:style-name="P26">de premières vidéos</text:p>
              </text:list-item>
              <text:list-item>
                <text:p text:style-name="P26">de cours en PDF</text:p>
              </text:list-item>
            </text:list>
            <text:p text:style-name="Standard"/>
            <text:p text:style-name="Standard"/>
            <text:p text:style-name="Standard"><text:span text:style-name="T9">Connexion avec la plateforme pédagogique Moodle</text:span> <text:span text:style-name="T26">(oui, non, sous quelle forme ?)</text:span><text:span text:style-name="T28"> :</text:span></text:p>
            <text:p text:style-name="Standard"/>
            <text:p text:style-name="P28">Pour le moment cette hypothèse est en discussion.</text:p>
            <text:p text:style-name="Standard"/>
            <text:p text:style-name="Standard"/>
            <text:p text:style-name="P3">Plus-value prévisible apportée par le projet par rapport à l’existant :</text:p>
            <text:p text:style-name="Standard"/>
            <text:p text:style-name="P28">Les apprenants pourrons avoir accès en permanence à des ressources d'apprentissage bien plus ludique et interactive. De plus, ce <text:s/>projet renforcement la communauté autour de Pharo.</text:p>
            <text:p text:style-name="Standard"/>
            <text:p text:style-name="Standard"/>
            <text:p text:style-name="Standard"><text:span text:style-name="T9">Production envisagée</text:span> (ex <text:span text:style-name="T26">livrables pédagogiques, nombre de modules, volume horaire apprenant, heures-équivalent-présenti</text:span><text:span text:style-name="T14">el, description de la structure de cours Moodle, </text:span><text:span text:style-name="T15">types de ressources, chaine éditoriale, …)</text:span><text:span text:style-name="T22"> : </text:span></text:p>
            <text:p text:style-name="Standard"><text:span text:style-name="T22"/></text:p>
            <text:list xml:id="list4720252137807925683" text:style-name="L12">
              <text:list-item>
                <text:p text:style-name="P30"><text:span text:style-name="T23">De multiple vidéos de 6 à 8 minutes</text:span></text:p>
              </text:list-item>
              <text:list-item>
                <text:p text:style-name="P30"><text:span text:style-name="T23">Des exercice en lignes</text:span></text:p>
              </text:list-item>
              <text:list-item>
                <text:p text:style-name="P30"><text:span text:style-name="T23">La mise en place d'un' pédagogie par projet avec une évaluation par les pairs.</text:span></text:p>
              </text:list-item>
            </text:list>
            <text:p text:style-name="Standard"/>
            <text:p text:style-name="Standard"/>
            <text:p text:style-name="Standard"/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9">Calendrier prévisionnel</text:span> <text:span text:style-name="T26">(durée de réalisation, phasage et actions correspondantes)</text:span><text:span text:style-name="T28"> :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2"/>
          </table:table-cell>
        </table:table-row>
      </table:table>
      <text:p text:style-name="P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">Estimation budgétaire du coût du projet</text:p>
            <text:p text:style-name="Standard"/>
            <text:p text:style-name="Standard">Heures TD pour enseignants chercheurs :</text:p>
            <text:p text:style-name="Standard"/>
            <text:p text:style-name="Standard">Vacations étudiants :</text:p>
            <text:p text:style-name="Standard"/>
            <text:p text:style-name="Standard">Heures de réalisation technique SEMM :</text:p>
            <text:p text:style-name="Standard"/>
            <text:p text:style-name="Standard"><text:soft-page-break/>Moyens matériels : </text:p>
            <text:p text:style-name="Standard"/>
            <text:p text:style-name="Standard">Autres moyens nécessaires :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">Validations</text:p>
            <text:p text:style-name="Standard"/>
            <text:p text:style-name="Standard"/>
            <text:p text:style-name="Standard">Validation du Directeur d'UFR <text:s text:c="31"/>et/ou de<text:span text:style-name="T27"> formation</text:span></text:p>
            <text:p text:style-name="Standard"/>
            <text:p text:style-name="Standard">Nom:<text:tab/>Nom<text:tab/></text:p>
            <text:p text:style-name="Standard"/>
            <text:p text:style-name="Standard">Signature (*) :<text:tab/>Signature (*) : 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Porteur de projet</text:p>
            <text:p text:style-name="Standard"/>
            <text:p text:style-name="Standard">Nom :<text:tab/></text:p>
            <text:p text:style-name="Standard"/>
            <text:p text:style-name="Standard">Signature (*) :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>(*) les signatures peuvent être omises pour la version électronique mais sont nécessaires pour la version papi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ction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>
        <style:tab-stops/>
        <style:background-image/>
      </style:paragraph-properties>
      <style:text-properties style:use-window-font-color="true" style:font-name="Verdana1" fo:font-family="Verdana" style:font-style-name="Normal" style:font-family-generic="swiss" style:font-pitch="variable" fo:font-size="9pt" fo:language="fr" fo:country="FR" style:letter-kerning="true" style:font-name-asian="Tahoma1" style:font-family-asian="Tahoma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990066" style:font-name="Verdana1" fo:font-family="Verdana" style:font-style-name="Normal" style:font-family-generic="swiss" style:font-pitch="variable" fo:font-size="12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5cm" style:contextual-spacing="false" fo:text-align="justify" style:justify-single-word="false" fo:orphans="3" fo:widows="3" style:page-number="auto" fo:background-color="transparent" style:shadow="none">
        <style:tab-stops/>
        <style:background-image/>
      </style:paragraph-properties>
      <style:text-properties fo:font-size="10pt"/>
    </style:style>
    <style:style style:name="List" style:family="paragraph" style:parent-style-name="Text_20_body" style:class="list">
      <style:paragraph-properties fo:margin-top="0cm" fo:margin-bottom="0cm" style:contextual-spacing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8cm" style:type="right"/>
        </style:tab-stops>
      </style:paragraph-properties>
      <style:text-properties fo:color="#7c8282" fo:font-size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list-style-name="" style:class="text" style:master-page-name="">
      <style:paragraph-properties fo:margin-top="0.199cm" fo:margin-bottom="0.101cm" style:contextual-spacing="false" style:page-number="auto"/>
      <style:text-properties fo:color="#990066"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" style:class="list">
      <style:paragraph-properties fo:margin-top="0cm" fo:margin-bottom="0.212cm" style:contextual-spacing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Sender" style:family="paragraph" style:parent-style-name="Standard" style:class="extra" style:master-page-name="">
      <style:paragraph-properties fo:margin-top="1.9cm" fo:margin-bottom="0cm" style:contextual-spacing="false" style:page-number="auto" fo:background-color="transparent" text:number-lines="false" text:line-number="0">
        <style:tab-stops>
          <style:tab-stop style:position="9.5cm"/>
          <style:tab-stop style:position="19.001cm" style:type="right"/>
        </style:tab-stops>
        <style:background-image/>
      </style:paragraph-properties>
      <style:text-properties fo:color="#7c8282" fo:font-size="12pt"/>
    </style:style>
    <style:style style:name="Addressee" style:family="paragraph" style:parent-style-name="Standard" style:class="extra">
      <style:paragraph-properties fo:margin-top="0cm" fo:margin-bottom="1.199cm" style:contextual-spacing="false" text:number-lines="false" text:line-number="0">
        <style:tab-stops>
          <style:tab-stop style:position="9.5cm"/>
        </style:tab-stops>
      </style:paragraph-properties>
    </style:style>
    <style:style style:name="Objet" style:family="paragraph" style:parent-style-name="Standard" style:master-page-name="">
      <style:paragraph-properties fo:margin-top="0cm" fo:margin-bottom="0.499cm" style:contextual-spacing="false" style:page-number="auto" fo:background-color="transparent">
        <style:tab-stops>
          <style:tab-stop style:position="1.401cm"/>
        </style:tab-stops>
        <style:background-image/>
      </style:paragraph-properties>
      <style:text-properties fo:font-weight="bold"/>
    </style:style>
    <style:style style:name="Civilité" style:family="paragraph" style:parent-style-name="Standard">
      <style:paragraph-properties fo:margin-top="0cm" fo:margin-bottom="0.6cm" style:contextual-spacing="false"/>
    </style:style>
    <style:style style:name="Signature" style:family="paragraph" style:parent-style-name="Standard" style:next-style-name="Standard" style:class="text">
      <style:paragraph-properties fo:margin-top="1.3cm" fo:margin-bottom="0.101cm" style:contextual-spacing="false" fo:text-align="start" style:justify-single-word="false" text:number-lines="false" text:line-number="0">
        <style:tab-stops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101cm" style:contextual-spacing="false"/>
      <style:text-properties fo:text-transform="uppercase" fo:color="#000000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/>
      <style:text-properties fo:font-size="105%" fo:font-weight="bold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margin-top="0.199cm" fo:margin-bottom="0.3cm" style:contextual-spacing="false" fo:text-align="center" style:justify-single-word="false"/>
      <style:text-properties fo:color="#1677b8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>
        <style:tab-stops/>
      </style:paragraph-properties>
      <style:text-properties fo:font-size="8pt" fo:font-style="italic" style:font-size-asian="10pt" style:font-size-complex="10pt"/>
    </style:style>
    <style:style style:name="SignatureB" style:family="paragraph" style:parent-style-name="Standard" style:next-style-name="Standard">
      <style:paragraph-properties fo:margin-left="12cm" fo:margin-right="0cm" fo:margin-top="0cm" fo:margin-bottom="0cm" style:contextual-spacing="false" fo:text-indent="0cm" style:auto-text-indent="false">
        <style:tab-stops/>
      </style:paragraph-properties>
    </style:style>
    <style:style style:name="TitreB" style:family="paragraph" style:parent-style-name="Standard" style:next-style-name="Standard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00b8ff" fo:font-size="18pt"/>
    </style:style>
    <style:style style:name="LigneQuest" style:family="paragraph" style:parent-style-name="Standard">
      <style:paragraph-properties fo:padding="0.049cm" fo:border="0.06pt solid #000000" style:shadow="none">
        <style:tab-stops>
          <style:tab-stop style:position="16.452cm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l" style:family="paragraph" style:parent-style-name="Header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a9e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péditeur" style:family="text">
      <style:text-properties fo:color="#1677b8" style:font-name="Trebuchet MS" fo:font-family="'Trebuchet MS'" style:font-style-name="Negreta" style:font-family-generic="swiss" style:font-pitch="variable" fo:font-weight="bold"/>
    </style:style>
    <style:style style:name="Fonction" style:family="text">
      <style:text-properties fo:color="#7c8282" style:font-name="Trebuchet MS1" fo:font-family="'Trebuchet MS'" style:font-style-name="Normal" style:font-family-generic="swiss" style:font-pitch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ervice_2f_UFR" style:display-name="Service/UFR" style:family="graphic" style:parent-style-name="Frame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MP2" style:family="paragraph">
      <style:paragraph-properties style:text-autospace="none"/>
    </style:style>
    <style:style style:name="MP3" style:family="paragraph">
      <style:paragraph-properties style:text-autospace="none"/>
      <style:text-properties style:font-name="Verdana" fo:font-size="7pt" style:font-size-asian="7pt" style:font-size-complex="7pt"/>
    </style:style>
    <style:style style:name="MP4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MP5" style:family="paragraph" style:parent-style-name="Header">
      <style:text-properties fo:font-style="normal" style:font-style-asian="normal" style:font-style-complex="normal"/>
    </style:style>
    <style:style style:name="MT1" style:family="text">
      <style:text-properties style:font-name="Verdana" fo:font-size="7pt" style:font-size-asian="7pt" style:font-size-complex="7pt"/>
    </style:style>
    <style:style style:name="MT2" style:family="text">
      <style:text-properties style:font-name="Verdana" fo:font-size="10pt" fo:font-weight="bold" style:font-size-asian="10pt" style:font-weight-asian="bold" style:font-size-complex="10pt"/>
    </style:style>
    <style:style style:name="MT3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4" style:family="text">
      <style:text-properties style:font-name="Wingdings" fo:font-size="9pt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MT7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8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bottom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fr2" style:family="graphic" style:parent-style-name="Frame">
      <style:graphic-properties fo:margin-left="0.318cm" fo:margin-right="0.318cm" fo:margin-top="0cm" fo:margin-bottom="0cm" style:wrap="none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top" style:vertical-rel="page" style:horizontal-pos="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.801cm" fo:margin-left="1.499cm" fo:margin-right="1.499cm" fo:background-color="transparent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2cm" fo:margin-left="0cm" fo:margin-right="0cm" fo:margin-top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.801cm" fo:margin-left="1.499cm" fo:margin-right="1.499cm" fo:background-color="transparent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75cm" fo:margin-left="0cm" fo:margin-right="0cm" fo:margin-bottom="3.251cm" style:dynamic-spacing="true"/>
      </style:header-style>
      <style:footer-style>
        <style:header-footer-properties svg:height="2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text:anchor-type="paragraph" draw:z-index="7" draw:style-name="Mgr1" draw:text-style-name="MP3" svg:width="14.473cm" svg:height="1.502cm" svg:x="-0.272cm" svg:y="0.132cm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2" text:anchor-type="char" svg:x="0cm" svg:width="3.02cm" svg:height="2.101cm" draw:z-index="1"><draw:image xlink:href="Pictures/10000000000000ED000000C4CAA85E30.jp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Cadre2" text:anchor-type="char" svg:x="10.864cm" svg:y="1.18cm" svg:width="6.999cm" svg:height="2.147cm" draw:z-index="9"><draw:text-box><text:p text:style-name="Frame_20_contents"><text:span text:style-name="MT2">­­</text:span><text:span text:style-name="MT3">Philippe MATHIEU</text:span></text:p><text:p text:style-name="MP4">Vice-Président TIC</text:p><text:p text:style-name="MP5"><text:span text:style-name="MT4"></text:span><text:span text:style-name="MT5"> 03.20.43.42.90</text:span></text:p><text:p text:style-name="Frame_20_contents"><text:span text:style-name="MT6"></text:span><text:span text:style-name="MT7"> </text:span><text:a xlink:type="simple" xlink:href="mailto:philippe.mathieu@univ-lille1.fr" text:style-name="Internet_20_link" text:visited-style-name="Visited_20_Internet_20_Link"><text:span text:style-name="Internet_20_link"><text:span text:style-name="MT8">philippe.mathieu@univ-lille1.fr</text:span></text:span></text:a><text:span text:style-name="MT8"> </text:span></text:p></draw:text-box></draw:frame><draw:frame draw:style-name="Mfr3" draw:name="Image 7" text:anchor-type="char" svg:width="7.509cm" svg:height="3.992cm" draw:z-index="10"><draw:image xlink:href="Pictures/100000000000023F00000133C4732794.jpg" xlink:type="simple" xlink:show="embed" xlink:actuate="onLoad"/></draw:frame></text:p>
      </style:header>
      <style:footer>
        <text:p text:style-name="MP1"><draw:frame text:anchor-type="paragraph" draw:z-index="8" draw:style-name="Mgr1" draw:text-style-name="MP3" svg:width="14.473cm" svg:height="1.502cm" svg:x="0.074cm" svg:y="0.501cm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1" text:anchor-type="char" svg:x="0cm" svg:width="3.02cm" svg:height="2.101cm" draw:z-index="11"><draw:image xlink:href="Pictures/10000000000000ED000000C4CAA85E30.jpg" xlink:type="simple" xlink:show="embed" xlink:actuate="onLoad"/></draw:frame></text:p>
      </style:footer>
    </style:master-page>
    <style:master-page style:name="Sans_20_nom1" style:display-name="Sans nom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25T11:17:44</meta:creation-date>
    <meta:editing-cycles>90</meta:editing-cycles>
    <meta:editing-duration>P1DT22H12M34S</meta:editing-duration>
    <meta:generator>LibreOffice/4.1.6.2$Windows_x86 LibreOffice_project/40ff705089295be5be0aae9b15123f687c05b0a</meta:generator>
    <dc:date>2015-03-24T11:29:15.422000000</dc:date>
    <meta:document-statistic meta:table-count="9" meta:image-count="3" meta:object-count="0" meta:page-count="5" meta:paragraph-count="89" meta:word-count="519" meta:character-count="3644" meta:non-whitespace-character-count="2977"/>
    <meta:user-defined meta:name="Info 1"/>
    <meta:user-defined meta:name="Info 2"/>
    <meta:user-defined meta:name="Info 3"/>
    <meta:user-defined meta:name="Info 4"/>
    <meta:template xlink:type="simple" xlink:actuate="onRequest" xlink:title="lettre_da2i" xlink:href="../../config/modeles/lettre_da2i.ott" meta:date="2009-11-11T19:10:35"/>
  </office:meta>
</office:document-meta>
</file>